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8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3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737cm" svg:y1="1.248cm" svg:x2="6.256cm" svg:y2="1.246cm">
          <text:p/>
        </draw:line>
        <draw:line draw:style-name="gr1" draw:text-style-name="P1" draw:layer="layout" svg:x1="5.723cm" svg:y1="3.208cm" svg:x2="6.259cm" svg:y2="3.206cm">
          <text:p/>
        </draw:line>
        <draw:line draw:style-name="gr1" draw:text-style-name="P1" draw:layer="layout" svg:x1="6.256cm" svg:y1="1.246cm" svg:x2="6.256cm" svg:y2="3.208cm">
          <text:p/>
        </draw:line>
        <draw:line draw:style-name="gr1" draw:text-style-name="P1" draw:layer="layout" svg:x1="8.62cm" svg:y1="1.234cm" svg:x2="8.073cm" svg:y2="1.232cm">
          <text:p/>
        </draw:line>
        <draw:line draw:style-name="gr1" draw:text-style-name="P1" draw:layer="layout" svg:x1="8.592cm" svg:y1="3.194cm" svg:x2="8.075cm" svg:y2="3.188cm">
          <text:p/>
        </draw:line>
        <draw:line draw:style-name="gr1" draw:text-style-name="P1" draw:layer="layout" svg:x1="8.073cm" svg:y1="1.232cm" svg:x2="8.073cm" svg:y2="3.194cm">
          <text:p/>
        </draw:line>
        <draw:line draw:style-name="gr1" draw:text-style-name="P1" draw:layer="layout" svg:x1="6.678cm" svg:y1="1.333cm" svg:x2="7.681cm" svg:y2="1.333cm">
          <text:p/>
        </draw:line>
        <draw:line draw:style-name="gr1" draw:text-style-name="P1" draw:layer="layout" svg:x1="6.683cm" svg:y1="1.329cm" svg:x2="6.683cm" svg:y2="3.117cm">
          <text:p/>
        </draw:line>
        <draw:line draw:style-name="gr1" draw:text-style-name="P1" draw:layer="layout" svg:x1="7.681cm" svg:y1="1.333cm" svg:x2="7.681cm" svg:y2="3.121cm">
          <text:p/>
        </draw:line>
        <draw:line draw:style-name="gr1" draw:text-style-name="P1" draw:layer="layout" svg:x1="6.678cm" svg:y1="3.119cm" svg:x2="7.128cm" svg:y2="3.119cm">
          <text:p/>
        </draw:line>
        <draw:line draw:style-name="gr1" draw:text-style-name="P1" draw:layer="layout" svg:x1="7.127cm" svg:y1="3.116cm" svg:x2="7.127cm" svg:y2="3.582cm">
          <text:p/>
        </draw:line>
        <draw:line draw:style-name="gr1" draw:text-style-name="P1" draw:layer="layout" svg:x1="7.244cm" svg:y1="3.118cm" svg:x2="7.244cm" svg:y2="3.584cm">
          <text:p/>
        </draw:line>
        <draw:frame draw:style-name="gr2" draw:layer="layout" svg:width="0.519cm" svg:height="0.469cm" svg:x="5.712cm" svg:y="1.89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34cm" svg:height="0.469cm" svg:x="8.13cm" svg:y="1.86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3" draw:text-style-name="P1" draw:layer="layout" svg:x1="6.683cm" svg:y1="2.146cm" svg:x2="6.683cm" svg:y2="2.321cm">
          <text:p/>
        </draw:line>
        <draw:line draw:style-name="gr3" draw:text-style-name="P1" draw:layer="layout" svg:x1="7.681cm" svg:y1="2.349cm" svg:x2="7.679cm" svg:y2="2.146cm">
          <text:p/>
        </draw:line>
        <draw:frame draw:style-name="gr2" draw:layer="layout" svg:width="0.426cm" svg:height="0.469cm" svg:x="7.197cm" svg:y="3.42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426cm" svg:height="0.469cm" svg:x="7.552cm" svg:y="3.06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4cm" svg:height="0.469cm" svg:x="7.489cm" svg:y="0.8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426cm" svg:height="0.469cm" svg:x="6.442cm" svg:y="0.83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395cm" svg:height="0.469cm" svg:x="6.451cm" svg:y="3.04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426cm" svg:height="0.469cm" svg:x="6.604cm" svg:y="3.46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" draw:text-style-name="P1" draw:layer="layout" svg:x1="7.237cm" svg:y1="3.119cm" svg:x2="7.687cm" svg:y2="3.119cm">
          <text:p/>
        </draw:line>
        <draw:line draw:style-name="gr1" draw:text-style-name="P1" draw:layer="layout" svg:x1="0.235cm" svg:y1="1.22cm" svg:x2="0.761cm" svg:y2="1.219cm">
          <text:p/>
        </draw:line>
        <draw:line draw:style-name="gr1" draw:text-style-name="P1" draw:layer="layout" svg:x1="0.235cm" svg:y1="3.18cm" svg:x2="0.764cm" svg:y2="3.179cm">
          <text:p/>
        </draw:line>
        <draw:line draw:style-name="gr1" draw:text-style-name="P1" draw:layer="layout" svg:x1="0.761cm" svg:y1="1.219cm" svg:x2="0.761cm" svg:y2="3.181cm">
          <text:p/>
        </draw:line>
        <draw:line draw:style-name="gr1" draw:text-style-name="P1" draw:layer="layout" svg:x1="3.819cm" svg:y1="1.234cm" svg:x2="3.266cm" svg:y2="1.234cm">
          <text:p/>
        </draw:line>
        <draw:line draw:style-name="gr1" draw:text-style-name="P1" draw:layer="layout" svg:x1="3.847cm" svg:y1="3.194cm" svg:x2="3.268cm" svg:y2="3.19cm">
          <text:p/>
        </draw:line>
        <draw:line draw:style-name="gr1" draw:text-style-name="P1" draw:layer="layout" svg:x1="3.266cm" svg:y1="1.234cm" svg:x2="3.266cm" svg:y2="3.196cm">
          <text:p/>
        </draw:line>
        <draw:frame draw:style-name="gr2" draw:layer="layout" svg:width="0.519cm" svg:height="0.469cm" svg:x="0.273cm" svg:y="1.93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434cm" svg:height="0.469cm" svg:x="3.337cm" svg:y="1.89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2" draw:layer="layout" svg:width="1.078cm" svg:height="0.911cm" svg:x="4.999cm" svg:y="0.246cm">
          <draw:text-box>
            <text:p><text:span text:style-name="T1">الف</text:span></text:p>
          </draw:text-box>
        </draw:frame>
        <draw:frame draw:style-name="gr4" draw:text-style-name="P2" draw:layer="layout" svg:width="0.714cm" svg:height="0.911cm" svg:x="0.342cm" svg:y="0.234cm">
          <draw:text-box>
            <text:p><text:span text:style-name="T1">با</text:span></text:p>
          </draw:text-box>
        </draw:frame>
        <draw:line draw:style-name="gr5" draw:text-style-name="P1" draw:layer="layout" svg:x1="0.791cm" svg:y1="1.49cm" svg:x2="3.258cm" svg:y2="1.49cm">
          <text:p/>
        </draw:line>
        <draw:line draw:style-name="gr5" draw:text-style-name="P1" draw:layer="layout" svg:x1="6.287cm" svg:y1="1.536cm" svg:x2="8.06cm" svg:y2="1.536cm">
          <text:p/>
        </draw:line>
        <draw:line draw:style-name="gr5" draw:text-style-name="P1" draw:layer="layout" svg:x1="6.273cm" svg:y1="1.957cm" svg:x2="8.046cm" svg:y2="1.957cm">
          <text:p/>
        </draw:line>
        <draw:line draw:style-name="gr5" draw:text-style-name="P1" draw:layer="layout" svg:x1="6.287cm" svg:y1="2.422cm" svg:x2="8.06cm" svg:y2="2.422cm">
          <text:p/>
        </draw:line>
        <draw:line draw:style-name="gr5" draw:text-style-name="P1" draw:layer="layout" svg:x1="6.301cm" svg:y1="2.931cm" svg:x2="8.074cm" svg:y2="2.931cm">
          <text:p/>
        </draw:line>
        <draw:line draw:style-name="gr5" draw:text-style-name="P1" draw:layer="layout" svg:x1="0.797cm" svg:y1="2.184cm" svg:x2="3.258cm" svg:y2="2.184cm">
          <text:p/>
        </draw:line>
        <draw:line draw:style-name="gr5" draw:text-style-name="P1" draw:layer="layout" svg:x1="0.781cm" svg:y1="2.857cm" svg:x2="3.264cm" svg:y2="2.857cm">
          <text:p/>
        </draw:line>
        <draw:line draw:style-name="gr3" draw:text-style-name="P1" draw:layer="layout" svg:x1="2.054cm" svg:y1="2.182cm" svg:x2="2.487cm" svg:y2="1.682cm">
          <text:p/>
        </draw:line>
        <draw:frame draw:style-name="gr2" draw:layer="layout" svg:width="0.434cm" svg:height="0.469cm" svg:x="2.271cm" svg:y="1.72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path draw:style-name="gr6" draw:text-style-name="P1" draw:layer="layout" svg:width="0.081cm" svg:height="0.174cm" svg:x="2.215cm" svg:y="2.003cm" svg:viewBox="0 0 82 175" svg:d="m0 0c50 38 82 99 82 169 0 2 0 4 0 6">
          <text:p/>
        </draw:path>
        <draw:custom-shape draw:style-name="gr7" draw:text-style-name="P1" draw:layer="layout" svg:width="0.276cm" svg:height="0.276cm" svg:x="2.683cm" svg:y="2.709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true" draw:type="ellipse" draw:enhanced-path="U 10800 10800 10800 10800 0 360 Z N"/>
        </draw:custom-shape>
        <draw:custom-shape draw:style-name="gr7" draw:text-style-name="P1" draw:layer="layout" svg:width="0.276cm" svg:height="0.276cm" svg:x="1.09cm" svg:y="1.354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true" draw:type="ellipse" draw:enhanced-path="U 10800 10800 10800 10800 0 360 Z N"/>
        </draw:custom-shape>
        <draw:custom-shape draw:style-name="gr8" draw:text-style-name="P1" draw:layer="layout" svg:width="0.11cm" svg:height="0.11cm" svg:x="1.171cm" svg:y="1.44cm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true" draw:type="ellipse" draw:enhanced-path="U 10800 10800 10800 10800 0 360 Z N"/>
        </draw:custom-shape>
        <draw:line draw:style-name="gr1" draw:text-style-name="P1" draw:layer="layout" svg:x1="2.916cm" svg:y1="2.757cm" svg:x2="2.722cm" svg:y2="2.951cm">
          <text:p/>
        </draw:line>
        <draw:line draw:style-name="gr1" draw:text-style-name="P1" draw:layer="layout" svg:x1="2.916cm" svg:y1="2.948cm" svg:x2="2.722cm" svg:y2="2.754cm">
          <text:p/>
        </draw:line>
        <draw:line draw:style-name="gr1" draw:text-style-name="P1" draw:layer="layout" svg:x1="1.343cm" svg:y1="1.567cm" svg:x2="2.712cm" svg:y2="2.752cm">
          <text:p/>
        </draw:line>
        <draw:line draw:style-name="gr3" draw:text-style-name="P1" draw:layer="layout" svg:x1="1.229cm" svg:y1="1.497cm" svg:x2="1.229cm" svg:y2="3.613cm">
          <text:p/>
        </draw:line>
        <draw:line draw:style-name="gr3" draw:text-style-name="P1" draw:layer="layout" svg:x1="2.82cm" svg:y1="2.855cm" svg:x2="2.82cm" svg:y2="0.739cm">
          <text:p/>
        </draw:line>
        <draw:frame draw:style-name="gr2" draw:layer="layout" svg:width="2.003cm" svg:height="0.529cm" svg:x="0.341cm" svg:y="3.53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1.689cm" svg:height="0.529cm" svg:x="2.148cm" svg:y="0.323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3" draw:text-style-name="P1" draw:layer="layout" svg:x1="0.641cm" svg:y1="5.76cm" svg:x2="1.101cm" svg:y2="5.76cm">
          <text:p/>
        </draw:line>
        <draw:line draw:style-name="gr3" draw:text-style-name="P1" draw:layer="layout" svg:x1="0.647cm" svg:y1="5.773cm" svg:x2="0.641cm" svg:y2="5.313cm">
          <text:p/>
        </draw:line>
        <draw:frame draw:style-name="gr2" draw:layer="layout" svg:width="0.597cm" svg:height="0.529cm" svg:x="1.048cm" svg:y="5.46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0.597cm" svg:height="0.529cm" svg:x="0.345cm" svg:y="4.736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0.379cm" svg:height="0.469cm" svg:x="7.227cm" svg:y="0.123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9" draw:text-style-name="P1" draw:layer="layout" svg:x1="7.178cm" svg:y1="1.07cm" svg:x2="7.178cm" svg:y2="0.252cm">
          <text:p/>
        </draw:line>
        <draw:line draw:style-name="gr9" draw:text-style-name="P1" draw:layer="layout" svg:x1="7.664cm" svg:y1="0.968cm" svg:x2="7.664cm" svg:y2="0.252cm">
          <text:p/>
        </draw:line>
        <draw:line draw:style-name="gr3" draw:text-style-name="P1" draw:layer="layout" svg:x1="6.879cm" svg:y1="0.385cm" svg:x2="7.161cm" svg:y2="0.385cm">
          <text:p/>
        </draw:line>
        <draw:line draw:style-name="gr3" draw:text-style-name="P1" draw:layer="layout" svg:x1="7.95cm" svg:y1="0.396cm" svg:x2="7.668cm" svg:y2="0.396cm">
          <text:p/>
        </draw:line>
        <draw:frame draw:style-name="gr4" draw:text-style-name="P3" draw:layer="layout" svg:width="2.149cm" svg:height="0.911cm" svg:x="4.297cm" svg:y="5.198cm">
          <draw:text-box>
            <text:p><text:span text:style-name="T2">محوری لمبائی</text:span></text:p>
          </draw:text-box>
        </draw:frame>
        <draw:frame draw:style-name="gr2" draw:layer="layout" svg:width="1.764cm" svg:height="0.469cm" svg:x="6.105cm" svg:y="5.441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0" draw:text-style-name="P3" draw:layer="layout" svg:width="1.277cm" svg:height="0.911cm" svg:x="5.085cm" svg:y="4.347cm">
          <draw:text-box>
            <text:p><text:span text:style-name="T2">رداس</text:span></text:p>
          </draw:text-box>
        </draw:frame>
        <draw:frame draw:style-name="gr2" draw:layer="layout" svg:width="1.667cm" svg:height="1.002cm" svg:x="6.066cm" svg:y="4.322cm">
          <draw:object xlink:href="./Object 18" xlink:type="simple" xlink:show="embed" xlink:actuate="onLoad"/>
          <draw:image xlink:href="./ObjectReplacements/Object 1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8-20T18:57:32</dc:date>
    <dc:creator>khalid khan</dc:creator>
    <meta:editing-duration>PT05H12M09S</meta:editing-duration>
    <meta:editing-cycles>21</meta:editing-cycles>
    <meta:generator>OpenOffice.org/3.1$Linux OpenOffice.org_project/310m19$Build-9420</meta:generator>
    <meta:document-statistic meta:object-count="6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F</math:mi>
          </math:mrow>
        </math:mstyle>
        <math:mo math:stretchy="false">=</math:mo>
        <math:mrow>
          <math:mo math:stretchy="false">−</math:mo>
          <math:mi>F</math:mi>
        </math:mrow>
      </math:mrow>
      <math:mstyle math:fontweight="bold">
        <math:mrow>
          <math:mover math:accent="true">
            <math:msub>
              <math:mi>a</math:mi>
              <math:mi>y</math:mi>
            </math:msub>
            <math:mo math:stretchy="false">ˆ</math:mo>
          </math:mover>
        </math:mrow>
      </math:mstyle>
    </math:mrow>
    <math:annotation math:encoding="StarMath 5.0">bold F = -F bold {hat {a}_y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F</math:mi>
          </math:mrow>
        </math:mstyle>
        <math:mo math:stretchy="false">=</math:mo>
        <math:mi>F</math:mi>
      </math:mrow>
      <math:mstyle math:fontweight="bold">
        <math:mrow>
          <math:mover math:accent="true">
            <math:msub>
              <math:mi>a</math:mi>
              <math:mi>y</math:mi>
            </math:msub>
            <math:mo math:stretchy="false">ˆ</math:mo>
          </math:mover>
        </math:mrow>
      </math:mstyle>
    </math:mrow>
    <math:annotation math:encoding="StarMath 5.0">bold F = F bold {hat {a}_y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i>x</math:mi>
          </math:msub>
          <math:mo math:stretchy="false">ˆ</math:mo>
        </math:mover>
      </math:mrow>
    </math:mstyle>
    <math:annotation math:encoding="StarMath 5.0">bold {hat {a}_x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i>y</math:mi>
          </math:msub>
          <math:mo math:stretchy="false">ˆ</math:mo>
        </math:mover>
      </math:mrow>
    </math:mstyle>
    <math:annotation math:encoding="StarMath 5.0">bold {hat {a}_y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i>r</math:mi>
    <math:annotation math:encoding="StarMath 5.0">r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/>
        <math:mo math:stretchy="false">=</math:mo>
        <math:mi math:fontstyle="italic">bc</math:mi>
      </math:mrow>
      <math:mo math:stretchy="false">=</math:mo>
      <math:mi math:fontstyle="italic">ed</math:mi>
    </math:mrow>
    <math:annotation math:encoding="StarMath 5.0">{}=bc = ed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row/>
        <math:mo math:stretchy="false">=</math:mo>
        <math:mi>r</math:mi>
      </math:mrow>
      <math:mo math:stretchy="false">=</math:mo>
      <math:mfrac>
        <math:mi math:fontstyle="italic">cd</math:mi>
        <math:mn>2</math:mn>
      </math:mfrac>
    </math:mrow>
    <math:annotation math:encoding="StarMath 5.0">{}=r = cd over 2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>c</math:mi>
    <math:annotation math:encoding="StarMath 5.0">c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i>d</math:mi>
    <math:annotation math:encoding="StarMath 5.0">d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i>f</math:mi>
    <math:annotation math:encoding="StarMath 5.0">f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